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DejaVu Sans" officeooo:rsid="0006dbad" officeooo:paragraph-rsid="0006dbad"/>
    </style:style>
    <style:style style:name="P2" style:family="paragraph" style:parent-style-name="Standard">
      <style:text-properties style:font-name="DejaVu Sans" officeooo:rsid="0006dbad" officeooo:paragraph-rsid="00078a4b"/>
    </style:style>
    <style:style style:name="P3" style:family="paragraph" style:parent-style-name="Standard" style:list-style-name="L4">
      <style:text-properties style:font-name="DejaVu Sans" style:text-underline-style="none" officeooo:rsid="00078a4b" officeooo:paragraph-rsid="00078a4b"/>
    </style:style>
    <style:style style:name="P4" style:family="paragraph" style:parent-style-name="Standard" style:list-style-name="L5">
      <style:text-properties style:font-name="DejaVu Sans" style:text-underline-style="none" officeooo:rsid="00078a4b" officeooo:paragraph-rsid="00078a4b"/>
    </style:style>
    <style:style style:name="P5" style:family="paragraph" style:parent-style-name="Standard">
      <style:text-properties style:font-name="DejaVu Sans" style:text-underline-style="none" officeooo:rsid="000a2eca" officeooo:paragraph-rsid="000a2eca"/>
    </style:style>
    <style:style style:name="P6" style:family="paragraph" style:parent-style-name="Standard" style:list-style-name="L6">
      <style:text-properties style:font-name="DejaVu Sans" style:text-underline-style="none" officeooo:rsid="000a2eca" officeooo:paragraph-rsid="000a2eca"/>
    </style:style>
    <style:style style:name="P7" style:family="paragraph" style:parent-style-name="Standard">
      <style:text-properties style:font-name="DejaVu Sans" style:text-underline-style="none" officeooo:rsid="000e514c" officeooo:paragraph-rsid="000e514c"/>
    </style:style>
    <style:style style:name="P8" style:family="paragraph" style:parent-style-name="Standard">
      <style:text-properties style:font-name="DejaVu Sans" style:text-underline-style="none" officeooo:rsid="00252a54" officeooo:paragraph-rsid="00252a54"/>
    </style:style>
    <style:style style:name="P9" style:family="paragraph" style:parent-style-name="Standard">
      <style:text-properties style:font-name="DejaVu Sans" style:text-underline-style="none" officeooo:rsid="00288ca7" officeooo:paragraph-rsid="00288ca7"/>
    </style:style>
    <style:style style:name="P10" style:family="paragraph" style:parent-style-name="Standard">
      <style:text-properties style:font-name="DejaVu Sans" style:text-underline-style="none" officeooo:rsid="00292314" officeooo:paragraph-rsid="00292314"/>
    </style:style>
    <style:style style:name="P11" style:family="paragraph" style:parent-style-name="Standard">
      <style:text-properties style:font-name="DejaVu Sans" style:text-underline-style="solid" style:text-underline-width="auto" style:text-underline-color="font-color" officeooo:rsid="00078a4b" officeooo:paragraph-rsid="00078a4b"/>
    </style:style>
    <style:style style:name="P12" style:family="paragraph" style:parent-style-name="Standard">
      <style:text-properties style:font-name="DejaVu Sans" style:text-underline-style="solid" style:text-underline-width="auto" style:text-underline-color="font-color" officeooo:rsid="000a2eca" officeooo:paragraph-rsid="000a2eca"/>
    </style:style>
    <style:style style:name="P13" style:family="paragraph" style:parent-style-name="Standard">
      <style:text-properties style:font-name="DejaVu Sans" style:text-underline-style="solid" style:text-underline-width="auto" style:text-underline-color="font-color" officeooo:rsid="000e514c" officeooo:paragraph-rsid="000e514c"/>
    </style:style>
    <style:style style:name="P14" style:family="paragraph" style:parent-style-name="Standard">
      <style:text-properties style:font-name="DejaVu Sans" style:text-underline-style="solid" style:text-underline-width="auto" style:text-underline-color="font-color" officeooo:rsid="00241fcb" officeooo:paragraph-rsid="00241fcb"/>
    </style:style>
    <style:style style:name="P15" style:family="paragraph" style:parent-style-name="Standard">
      <style:text-properties style:font-name="DejaVu Sans" fo:font-size="14pt" style:text-underline-style="solid" style:text-underline-width="auto" style:text-underline-color="font-color" officeooo:rsid="0006dbad" officeooo:paragraph-rsid="0006dbad" style:font-size-asian="14pt" style:font-size-complex="14pt"/>
    </style:style>
    <style:style style:name="P16" style:family="paragraph" style:parent-style-name="Standard" style:list-style-name="L1">
      <style:text-properties officeooo:paragraph-rsid="0006dbad"/>
    </style:style>
    <style:style style:name="P17" style:family="paragraph" style:parent-style-name="Standard" style:list-style-name="L2">
      <style:text-properties officeooo:paragraph-rsid="0006dbad"/>
    </style:style>
    <style:style style:name="P18" style:family="paragraph" style:parent-style-name="Standard" style:list-style-name="L3">
      <style:text-properties officeooo:paragraph-rsid="00078a4b"/>
    </style:style>
    <style:style style:name="P19" style:family="paragraph" style:parent-style-name="Standard" style:list-style-name="L7">
      <style:text-properties officeooo:paragraph-rsid="000a2eca"/>
    </style:style>
    <style:style style:name="P20" style:family="paragraph" style:parent-style-name="Standard" style:list-style-name="L7">
      <style:text-properties officeooo:rsid="000a2eca" officeooo:paragraph-rsid="000a2eca"/>
    </style:style>
    <style:style style:name="P21" style:family="paragraph" style:parent-style-name="Standard" style:list-style-name="L7">
      <style:text-properties officeooo:rsid="000e514c" officeooo:paragraph-rsid="000e514c"/>
    </style:style>
    <style:style style:name="P22" style:family="paragraph" style:parent-style-name="Standard" style:list-style-name="L7">
      <style:text-properties officeooo:rsid="00103503" officeooo:paragraph-rsid="00103503"/>
    </style:style>
    <style:style style:name="P23" style:family="paragraph" style:parent-style-name="Standard" style:list-style-name="L7">
      <style:text-properties officeooo:rsid="00107acb" officeooo:paragraph-rsid="00107acb"/>
    </style:style>
    <style:style style:name="P24" style:family="paragraph" style:parent-style-name="Standard" style:list-style-name="L8">
      <style:text-properties officeooo:rsid="00241fcb" officeooo:paragraph-rsid="00241fcb"/>
    </style:style>
    <style:style style:name="P25" style:family="paragraph" style:parent-style-name="Standard">
      <style:text-properties style:text-underline-style="solid" style:text-underline-width="auto" style:text-underline-color="font-color" officeooo:rsid="00241fcb" officeooo:paragraph-rsid="00241fcb"/>
    </style:style>
    <style:style style:name="T1" style:family="text">
      <style:text-properties style:text-underline-style="solid" style:text-underline-width="auto" style:text-underline-color="font-color"/>
    </style:style>
    <style:style style:name="T2" style:family="text">
      <style:text-properties style:font-name="DejaVu Sans" officeooo:rsid="0006dbad"/>
    </style:style>
    <style:style style:name="T3" style:family="text">
      <style:text-properties style:font-name="DejaVu Sans" style:text-underline-style="none"/>
    </style:style>
    <style:style style:name="T4" style:family="text">
      <style:text-properties style:font-name="DejaVu Sans" style:text-underline-style="none" officeooo:rsid="000a2eca"/>
    </style:style>
    <style:style style:name="T5" style:family="text">
      <style:text-properties style:font-name="DejaVu Sans" style:text-underline-style="none" officeooo:rsid="0020c880"/>
    </style:style>
    <style:style style:name="T6" style:family="text">
      <style:text-properties style:font-name="DejaVu Sans" fo:font-style="italic" style:text-underline-style="none" style:font-style-asian="italic" style:font-style-complex="italic"/>
    </style:style>
    <style:style style:name="T7" style:family="text">
      <style:text-properties style:font-name="DejaVu Sans" fo:font-style="normal" style:text-underline-style="none" style:font-style-asian="normal" style:font-style-complex="normal"/>
    </style:style>
    <style:style style:name="T8" style:family="text">
      <style:text-properties style:font-name="DejaVu Sans" fo:font-style="normal" style:font-style-asian="normal" style:font-style-complex="normal"/>
    </style:style>
    <style:style style:name="T9" style:family="text">
      <style:text-properties style:font-name="DejaVu Sans" officeooo:rsid="00252a54"/>
    </style:style>
    <style:style style:name="T10" style:family="text">
      <style:text-properties officeooo:rsid="0025eaf9"/>
    </style:style>
    <style:style style:name="T11" style:family="text">
      <style:text-properties officeooo:rsid="00288ca7"/>
    </style:style>
    <style:style style:name="T12" style:family="text">
      <style:text-properties officeooo:rsid="00292314"/>
    </style:style>
    <style:style style:name="T13" style:family="text">
      <style:text-properties officeooo:rsid="0029a526"/>
    </style:style>
    <style:style style:name="T14" style:family="text">
      <style:text-properties officeooo:rsid="002bcb39"/>
    </style:style>
    <text:list-style style:name="L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415cm" fo:text-indent="-0.635cm" fo:margin-left="1.41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5cm" fo:text-indent="-0.635cm" fo:margin-left="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85cm" fo:text-indent="-0.635cm" fo:margin-left="2.68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2cm" fo:text-indent="-0.635cm" fo:margin-left="3.3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55cm" fo:text-indent="-0.635cm" fo:margin-left="3.95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9cm" fo:text-indent="-0.635cm" fo:margin-left="4.5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25cm" fo:text-indent="-0.635cm" fo:margin-left="5.22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6cm" fo:text-indent="-0.635cm" fo:margin-left="5.8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95cm" fo:text-indent="-0.635cm" fo:margin-left="6.4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3cm" fo:text-indent="-0.635cm" fo:margin-left="7.13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Sharon Kudenko</text:p>
      <text:p text:style-name="P1"/>
      <text:p text:style-name="P2"><text:span text:style-name="T1">Part 1</text:span></text:p>
      <text:list xml:id="list307307648178220811" text:style-name="L3">
        <text:list-item>
          <text:p text:style-name="P18"><text:span text:style-name="T9">18/</text:span><text:span text:style-name="T2">20</text:span></text:p>
        </text:list-item>
      </text:list>
      <text:list xml:id="list2267602073036907177" text:style-name="L2">
        <text:list-item>
          <text:p text:style-name="P17"><text:span text:style-name="T2">10/10</text:span></text:p>
        </text:list-item>
      </text:list>
      <text:list xml:id="list7553570378191927170" text:style-name="L1">
        <text:list-item>
          <text:p text:style-name="P16"><text:span text:style-name="T2">8/10</text:span></text:p>
        </text:list-item>
      </text:list>
      <text:p text:style-name="P1"><text:span text:style-name="T1">Part 2</text:span></text:p>
      <text:list xml:id="list6647330111119076799" text:style-name="L4">
        <text:list-item>
          <text:p text:style-name="P3">9/10 (output of most common words is printing a tuple, not formatted text)</text:p>
        </text:list-item>
      </text:list>
      <text:p text:style-name="P11">Part 3</text:p>
      <text:list xml:id="list2096543239452130386" text:style-name="L5">
        <text:list-item>
          <text:p text:style-name="P4">Only works when given a file, so could be 20/20 for effective automated decryption, or 10/20 for half of the required functionality, as it is limited to ½ cases.</text:p>
        </text:list-item>
      </text:list>
      <text:p text:style-name="P12">Part 4</text:p>
      <text:list xml:id="list7278795267534036645" text:style-name="L6">
        <text:list-item>
          <text:p text:style-name="P6">0/10 – <text:span text:style-name="T11">no #!# comments found or references to extensions in report.</text:span></text:p>
        </text:list-item>
      </text:list>
      <text:p text:style-name="P5"/>
      <text:p text:style-name="P12">General implementation</text:p>
      <text:list xml:id="list8944932930383848069" text:style-name="L7">
        <text:list-item>
          <text:p text:style-name="P19"><text:span text:style-name="T5">13.5</text:span><text:span text:style-name="T4">/30 – </text:span><text:span text:style-name="T5">15.5/30</text:span></text:p>
          <text:list>
            <text:list-item>
              <text:p text:style-name="P20"><text:span text:style-name="T3">2.5 – </text:span><text:span text:style-name="T6">mostly </text:span><text:span text:style-name="T7">sensible names but very inconsistent naming conventions (camelCase, underscores, etc.)</text:span></text:p>
            </text:list-item>
            <text:list-item>
              <text:p text:style-name="P21"><text:span text:style-name="T7">3 – or 4 – using the right data structures</text:span></text:p>
            </text:list-item>
            <text:list-item>
              <text:p text:style-name="P23"><text:span text:style-name="T7">5 – sensible comments</text:span></text:p>
            </text:list-item>
            <text:list-item>
              <text:p text:style-name="P22"><text:span text:style-name="T7">0 – for elegant implementation</text:span></text:p>
            </text:list-item>
            <text:list-item>
              <text:p text:style-name="P22"><text:span text:style-name="T7">3 – or 4 for program structure</text:span></text:p>
            </text:list-item>
            <text:list-item>
              <text:p text:style-name="P22"><text:span text:style-name="T7">0 – for robustness</text:span></text:p>
            </text:list-item>
          </text:list>
        </text:list-item>
      </text:list>
      <text:p text:style-name="P25"><text:span text:style-name="T8">Report</text:span></text:p>
      <text:list xml:id="list3206827995474288515" text:style-name="L8">
        <text:list-item>
          <text:p text:style-name="P24"><text:span text:style-name="T7">10/10 (or close to it, covers lots of detail, and without the waffle, it is 2 pages)</text:span></text:p>
        </text:list-item>
      </text:list>
      <text:p text:style-name="P5"/>
      <text:p text:style-name="P8"><text:span text:style-name="T1">Total</text:span>: <text:span text:style-name="T10">60.5/100 – 63.5/100 – I think this could be higher, I think they’ve achieved a high 60s mark overall, and with such a strong report, possibly hitting 70, but there are some strange things in the code.</text:span></text:p>
      <text:p text:style-name="P5"/>
      <text:p text:style-name="P13">General comments:</text:p>
      <text:p text:style-name="P7">Lots of use of lambda functions, which seems suspect.</text:p>
      <text:p text:style-name="P7">Also_some_underscore naming used, and other times, nocaseatall.</text:p>
      <text:p text:style-name="P7"/>
      <text:p text:style-name="P14">Feedback:</text:p>
      <text:p text:style-name="P9">This was a <text:span text:style-name="T12">great</text:span> implement<text:span text:style-name="T12">ation of this </text:span>project, having achieved a <text:span text:style-name="T12">highly-</text:span>functional implementation of <text:span text:style-name="T14">P</text:span>arts 1-3. <text:span text:style-name="T13">The only thing that was missing for Part 3 was that the automated decryption did not work without giving your program an input file. Ideally, this should work for either user input, or file input, in the same way. You have made excellent use of functions in parts of your project, adding new functions when appropriate, but have also seemed to introduce duplicate functions that extend the functionality of previous ones without using the originals (multiple decrypt functions, one of which prints output, and another returns it). I think this could be better structured with a bit of planning. The general program structure is very good, though, with a nice amount of </text:span><text:soft-page-break/><text:span text:style-name="T13">detail provided in the comments throughout. Most of your variable and function names are quite sensible, but sometimes inconsistent, and your naming conventions are very inconsistent, using camelCase and underscores in different places. I would have liked to see some error handling when negative rotation values are entered, or the file is missing from the arguments list, or not enough arguments are given, but generally your program works great for most of the arguments expected.</text:span></text:p>
      <text:p text:style-name="P10">The report was very detailed, covering both your design decisions and problems/solutions that you worked on during the implementation. This was excellent, well do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5T18:10:30.891342978</meta:creation-date>
    <dc:date>2018-12-05T19:57:29.736192528</dc:date>
    <meta:editing-duration>PT44M59S</meta:editing-duration>
    <meta:editing-cycles>18</meta:editing-cycles>
    <meta:generator>LibreOffice/5.1.6.2$Linux_X86_64 LibreOffice_project/10m0$Build-2</meta:generator>
    <meta:document-statistic meta:table-count="0" meta:image-count="0" meta:object-count="0" meta:page-count="2" meta:paragraph-count="28" meta:word-count="420" meta:character-count="2517" meta:non-whitespace-character-count="2128"/>
  </office:meta>
</office:document-meta>
</file>